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6e49d"/>
    </style:style>
    <style:style style:name="P7" style:family="paragraph" style:parent-style-name="Standard">
      <style:text-properties style:font-name="Bitstream Vera Sans" officeooo:rsid="0016e49d" officeooo:paragraph-rsid="0018d041"/>
    </style:style>
    <style:style style:name="P8" style:family="paragraph" style:parent-style-name="Standard">
      <style:text-properties style:font-name="Bitstream Vera Sans" officeooo:rsid="0016e49d" officeooo:paragraph-rsid="002b029e"/>
    </style:style>
    <style:style style:name="P9" style:family="paragraph" style:parent-style-name="Standard">
      <style:text-properties style:font-name="Bitstream Vera Sans" officeooo:rsid="0016e49d" officeooo:paragraph-rsid="0012848b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Bitstream Vera Sans" officeooo:rsid="00639979" officeooo:paragraph-rsid="00639979"/>
    </style:style>
    <style:style style:name="P20" style:family="paragraph" style:parent-style-name="Standard">
      <style:text-properties style:font-name="Liberation Sans" officeooo:rsid="003bd48a" officeooo:paragraph-rsid="003bd48a"/>
    </style:style>
    <style:style style:name="P21" style:family="paragraph" style:parent-style-name="Standard">
      <style:text-properties style:font-name="Liberation Sans" officeooo:paragraph-rsid="003bd48a"/>
    </style:style>
    <style:style style:name="P22" style:family="paragraph" style:parent-style-name="Standard">
      <style:text-properties style:font-name="Liberation Sans" officeooo:paragraph-rsid="003c3132"/>
    </style:style>
    <style:style style:name="P23" style:family="paragraph" style:parent-style-name="Standard">
      <style:text-properties style:font-name="Liberation Sans" officeooo:rsid="0060aae8" officeooo:paragraph-rsid="0060aae8"/>
    </style:style>
    <style:style style:name="P24" style:family="paragraph" style:parent-style-name="Standard">
      <style:text-properties style:font-name="Liberation Sans" officeooo:paragraph-rsid="0060b004"/>
    </style:style>
    <style:style style:name="P25" style:family="paragraph" style:parent-style-name="Text_20_body">
      <style:text-properties style:font-name="Liberation Sans" officeooo:rsid="003bd48a" officeooo:paragraph-rsid="003bd48a"/>
    </style:style>
    <style:style style:name="P26" style:family="paragraph" style:parent-style-name="Text_20_body">
      <style:text-properties style:font-name="Liberation Sans" officeooo:rsid="003c3132" officeooo:paragraph-rsid="003c3132"/>
    </style:style>
    <style:style style:name="P27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28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29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30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31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32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33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34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35" style:family="paragraph" style:parent-style-name="Table_20_Contents">
      <style:text-properties style:font-name="Bitstream Vera Sans" officeooo:rsid="002b029e" officeooo:paragraph-rsid="002b029e"/>
    </style:style>
    <style:style style:name="P36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37" style:family="paragraph" style:parent-style-name="Text_20_body" style:list-style-name="L38">
      <style:text-properties style:font-name="Liberation Sans" officeooo:rsid="003bd48a" officeooo:paragraph-rsid="003bd48a"/>
    </style:style>
    <style:style style:name="P38" style:family="paragraph" style:parent-style-name="Standard" style:list-style-name="L34">
      <style:text-properties style:font-name="Bitstream Vera Sans" officeooo:rsid="0012848b" officeooo:paragraph-rsid="0012848b"/>
    </style:style>
    <style:style style:name="P39" style:family="paragraph" style:parent-style-name="Standard" style:list-style-name="L35">
      <style:text-properties style:font-name="Bitstream Vera Sans" officeooo:rsid="0012848b" officeooo:paragraph-rsid="002b029e"/>
    </style:style>
    <style:style style:name="P40" style:family="paragraph" style:parent-style-name="Standard" style:list-style-name="L34">
      <style:text-properties style:font-name="Bitstream Vera Sans" officeooo:rsid="001cd05f" officeooo:paragraph-rsid="001cd05f"/>
    </style:style>
    <style:style style:name="P41" style:family="paragraph" style:parent-style-name="Standard" style:list-style-name="L36">
      <style:text-properties style:font-name="Bitstream Vera Sans" officeooo:rsid="002f2cd6" officeooo:paragraph-rsid="002f2cd6"/>
    </style:style>
    <style:style style:name="P42" style:family="paragraph" style:parent-style-name="Standard" style:list-style-name="L37">
      <style:text-properties style:font-name="Bitstream Vera Sans" officeooo:rsid="002e4d66" officeooo:paragraph-rsid="003714aa"/>
    </style:style>
    <style:style style:name="P43" style:family="paragraph" style:parent-style-name="Standard" style:list-style-name="L37">
      <style:text-properties style:font-name="Bitstream Vera Sans" officeooo:rsid="004f7d7c" officeooo:paragraph-rsid="004f7d7c"/>
    </style:style>
    <style:style style:name="P44" style:family="paragraph" style:parent-style-name="Standard">
      <style:text-properties style:font-name="Bitstream Vera Sans" officeooo:rsid="00639979" officeooo:paragraph-rsid="00639979"/>
    </style:style>
    <style:style style:name="P45" style:family="paragraph" style:parent-style-name="Standard">
      <style:text-properties style:font-name="Bitstream Vera Sans" officeooo:rsid="00664485" officeooo:paragraph-rsid="00664485"/>
    </style:style>
    <style:style style:name="P46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47" style:family="paragraph" style:parent-style-name="Heading_20_1">
      <style:paragraph-properties fo:text-align="center" style:justify-single-word="false"/>
      <style:text-properties fo:color="#0000ff"/>
    </style:style>
    <style:style style:name="P48" style:family="paragraph">
      <loext:graphic-properties draw:fill="none" draw:fill-color="#ffffff"/>
      <style:text-properties fo:font-size="12pt"/>
    </style:style>
    <style:style style:name="P49" style:family="paragraph">
      <loext:graphic-properties draw:fill="none" draw:fill-color="#ffffff"/>
      <style:text-properties fo:color="#0000ff" fo:font-size="12pt"/>
    </style:style>
    <style:style style:name="P50" style:family="paragraph">
      <loext:graphic-properties draw:fill="none" draw:fill-color="#ffffff"/>
      <style:text-properties fo:color="#800000" fo:font-size="12pt"/>
    </style:style>
    <style:style style:name="P51" style:family="paragraph">
      <loext:graphic-properties draw:fill="none" draw:fill-color="#ffffff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fo:font-size="12pt"/>
    </style:style>
    <style:style style:name="T15" style:family="text">
      <style:text-properties fo:color="#0000ff" fo:font-size="12pt"/>
    </style:style>
    <style:style style:name="T16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6P0" style:volatile="true" number:language="de" number:country="CH">
      <number:number number:decimal-places="2" number:min-integer-digits="1" number:grouping="true"/>
    </number:number-style>
    <number:number-style style:name="N10106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06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47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3" draw:name="name " draw:style-name="gr2" draw:text-style-name="P51" svg:width="0.635in" svg:height="0.2748in"><draw:text-box><text:p><text:span text:style-name="T16">Name</text:span></text:p></draw:text-box></draw:frame>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35">Access of Properties in Array</text:p>
          </table:table-cell>
          <table:table-cell table:style-name="Table1.B2" office:value-type="string">
            <text:p text:style-name="P8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2309714487421142960" text:style-name="L34">
        <text:list-item>
          <text:p text:style-name="P38"><text:span text:style-name="T1">Unformatted </text:span>Number: <text:user-field-get style:data-style-name="N10106" text:name="number">-1.00</text:user-field-get></text:p>
        </text:list-item>
      </text:list>
      <text:list xml:id="list1018591942267549086" text:style-name="L35">
        <text:list-item>
          <text:p text:style-name="P39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42321291014982" text:continue-list="list2309714487421142960" text:style-name="L34">
        <text:list-item>
          <text:p text:style-name="P40">LibreOffice Date Field: <text:date style:data-style-name="N51" text:date-value="2016-05-25T16:24:34.163749348" text:fixed="true">25.05.2016 16:24:34</text:date></text:p>
        </text:list-item>
        <text:list-item>
          <text:p text:style-name="P40">Custom Date Field <text:span text:style-name="T4">(Date format not applied)</text:span>: <text:user-field-get style:data-style-name="N36" text:name="date">30.12.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7257675621739622988" text:style-name="L36">
        <text:list-item>
          <text:p text:style-name="P41"><text:span text:style-name="T1">Formatted Number in List: </text:span><draw:frame text:anchor-type="as-char" svg:y="-0.1437in" draw:z-index="4" draw:name="number | number: &quot;###,000.0##;[ROT]-###,000.0##&quot;" draw:style-name="gr1" draw:text-style-name="P50" svg:width="1.5433in" svg:height="0.1925in"><draw:text-box><text:p><text:span text:style-name="T14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50" svg:width="1.5433in" svg:height="0.1925in"><draw:text-box><text:p><text:span text:style-name="T14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1" draw:text-style-name="P50" svg:width="1.5433in" svg:height="0.1925in"><draw:text-box><text:p><text:span text:style-name="T14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49" svg:width="1.5433in" svg:height="0.1925in"><draw:text-box><text:p><text:span text:style-name="T15">number</text:span></text:p></draw:text-box></draw:frame></text:p>
      <text:p text:style-name="P5"/>
      <text:p text:style-name="P19">Control colors</text:p>
      <text:p text:style-name="P19">format text color using resolved by variable: <draw:frame text:anchor-type="as-char" svg:y="-0.1437in" draw:z-index="28" draw:name="number | number: &quot;###,000.0##;[@color]-###,000.0##&quot;" draw:style-name="gr1" draw:text-style-name="P49" svg:width="1.5433in" svg:height="0.1925in"><draw:text-box><text:p><text:span text:style-name="T15">number</text:span></text:p></draw:text-box></draw:frame></text:p>
      <text:p text:style-name="P19">Format bg color using static value: <draw:frame text:anchor-type="as-char" svg:y="-0.1437in" draw:z-index="29" draw:name="&quot;&quot;  | bg-color: &quot;#F0F&quot;" draw:style-name="gr1" draw:text-style-name="P49" svg:width="1.5433in" svg:height="0.1925in"><draw:text-box><text:p><text:span text:style-name="T15"><text:s text:c="2"/></text:span></text:p></draw:text-box></draw:frame></text:p>
      <text:p text:style-name="P19">Format bg color with static color: <draw:frame text:anchor-type="as-char" svg:y="-0.1437in" draw:z-index="30" draw:name="number  | bg-color: &quot;#F0F&quot;" draw:style-name="gr1" draw:text-style-name="P49" svg:width="1.5433in" svg:height="0.1925in"><draw:text-box><text:p><text:span text:style-name="T15">number</text:span></text:p></draw:text-box></draw:frame></text:p>
      <text:p text:style-name="P19">Format bg color with static color and number format: <draw:frame text:anchor-type="as-char" svg:y="-0.1437in" draw:z-index="31" draw:name="number  | number: &quot;###,000.0##;[RED]-###,000.0##&quot; | bg-color: &quot;#F0F&quot;" draw:style-name="gr1" draw:text-style-name="P49" svg:width="1.348in" svg:height="0.1925in"><draw:text-box><text:p><text:span text:style-name="T15">number</text:span></text:p></draw:text-box></draw:frame></text:p>
      <text:p text:style-name="P19">Format bg color with dynamic color and number format: <draw:frame text:anchor-type="as-char" svg:y="-0.1437in" draw:z-index="32" draw:name="number  | number: &quot;###,000.0##;[BLUE]-###,000.0##&quot; | bg-color: &quot;@color&quot;" draw:style-name="gr1" draw:text-style-name="P49" svg:width="1.348in" svg:height="0.1925in"><draw:text-box><text:p><text:span text:style-name="T15">number</text:span></text:p></draw:text-box></draw:frame></text:p>
      <text:p text:style-name="P19"/>
      <text:p text:style-name="P45">Textboxes with tabulators</text:p>
      <text:p text:style-name="P46">Number textbox<text:tab/><draw:frame text:anchor-type="as-char" svg:y="-0.1437in" draw:z-index="34" draw:name="number | number: &quot;###,000.0##;[ROT]-###,000.0##&quot;" draw:style-name="gr1" draw:text-style-name="P50" svg:width="1.5433in" svg:height="0.1925in"><draw:text-box><text:p><text:span text:style-name="T14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1" draw:text-style-name="P50" svg:width="1.5433in" svg:height="0.1925in"><draw:text-box><text:p><text:span text:style-name="T14">number</text:span></text:p></draw:text-box></draw:frame></text:p>
          </table:table-cell>
        </table:table-row>
      </table:table>
      <text:p text:style-name="P4"/>
      <text:p text:style-name="P14">Conditional fields:</text:p>
      <text:list xml:id="list8578164165666471297" text:style-name="L37">
        <text:list-item>
          <text:p text:style-name="P42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43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9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30">Nr.</text:p>
            </table:table-cell>
            <table:table-cell table:style-name="addresses.A1" office:value-type="string">
              <text:p text:style-name="P30">Street</text:p>
            </table:table-cell>
            <table:table-cell table:style-name="addresses.A1" office:value-type="string">
              <text:p text:style-name="P31">Date</text:p>
            </table:table-cell>
            <table:table-cell table:style-name="addresses.D1" office:value-type="string">
              <text:p text:style-name="P32">Number</text:p>
            </table:table-cell>
          </table:table-row>
        </table:table-header-rows>
        <table:table-row>
          <table:table-cell table:style-name="addresses.A2" office:value-type="string">
            <text:p text:style-name="P7"><draw:frame text:anchor-type="as-char" svg:y="-0.1437in" draw:z-index="0" draw:name="id" draw:style-name="gr1" draw:text-style-name="P48" svg:width="1.5433in" svg:height="0.1925in"><draw:text-box><text:p><text:span text:style-name="T14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1" draw:text-style-name="P48" svg:width="1.5433in" svg:height="0.1925in"><draw:text-box><text:p><text:span text:style-name="T14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1" draw:text-style-name="P48" svg:width="1.5433in" svg:height="0.1925in"><draw:text-box><text:p><text:span text:style-name="T14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1" draw:text-style-name="P49" svg:width="1.5433in" svg:height="0.1925in"><draw:text-box><text:p><text:span text:style-name="T15">number</text:span></text:p></draw:text-box></draw:frame></text:p>
          </table:table-cell>
        </table:table-row>
      </table:table>
      <text:p text:style-name="P6"/>
      <text:h text:style-name="Heading_20_2" text:outline-level="2"><text:soft-page-break/>Section Example<text:span text:style-name="T10">s</text:span></text:h>
      <text:section text:style-name="Sect1" text:name="addresses">
        <text:p text:style-name="P27"/>
        <text:p text:style-name="P29">Plain fields in sections</text:p>
        <text:p text:style-name="P20">id: <draw:frame text:anchor-type="as-char" svg:y="-0.1437in" draw:z-index="11" draw:name="id" draw:style-name="gr1" draw:text-style-name="P48" svg:width="1.5433in" svg:height="0.1925in"><draw:text-box><text:p><text:span text:style-name="T14">Id</text:span></text:p></draw:text-box></draw:frame></text:p>
        <text:p text:style-name="P20">street: <draw:frame text:anchor-type="as-char" svg:y="-0.1437in" draw:z-index="12" draw:name="street" draw:style-name="gr1" draw:text-style-name="P48" svg:width="1.5433in" svg:height="0.1925in"><draw:text-box><text:p><text:span text:style-name="T14">Street</text:span></text:p></draw:text-box></draw:frame></text:p>
        <text:p text:style-name="P20">date: <draw:frame text:anchor-type="as-char" svg:y="-0.1437in" draw:z-index="13" draw:name="date | date: &quot;EEE, dd.MM.yyyy&quot;" draw:style-name="gr1" draw:text-style-name="P48" svg:width="1.5433in" svg:height="0.1925in"><draw:text-box><text:p><text:span text:style-name="T14">date</text:span></text:p></draw:text-box></draw:frame></text:p>
        <text:p text:style-name="P20">number: <draw:frame text:anchor-type="as-char" svg:y="-0.1437in" draw:z-index="14" draw:name="number | number: &quot;###,000.0##;[ROT]-###,000.0##&quot;" draw:style-name="gr1" draw:text-style-name="P50" svg:width="1.5433in" svg:height="0.1925in"><draw:text-box><text:p><text:span text:style-name="T14">number</text:span></text:p></draw:text-box></draw:frame></text:p>
        <text:p text:style-name="P23">Reference variable in parent scope: <draw:frame text:anchor-type="as-char" svg:y="-0.1437in" draw:z-index="26" draw:name="$parent.name" draw:style-name="gr1" draw:text-style-name="P50" svg:width="1.5433in" svg:height="0.1925in"><draw:text-box><text:p><text:span text:style-name="T14">Parent name</text:span></text:p></draw:text-box></draw:frame></text:p>
        <text:p text:style-name="P25"/>
        <text:p text:style-name="P27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6">Nr</text:p>
            </table:table-cell>
            <table:table-cell table:style-name="Table3.B1" office:value-type="string">
              <text:p text:style-name="P21"><draw:frame text:anchor-type="as-char" svg:y="-0.1437in" draw:z-index="15" draw:name="id" draw:style-name="gr1" draw:text-style-name="P48" svg:width="1.5433in" svg:height="0.1925in"><draw:text-box><text:p><text:span text:style-name="T14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36">Street</text:p>
            </table:table-cell>
            <table:table-cell table:style-name="Table3.B2" office:value-type="string">
              <text:p text:style-name="P21"><draw:frame text:anchor-type="as-char" svg:y="-0.1437in" draw:z-index="16" draw:name="street" draw:style-name="gr1" draw:text-style-name="P48" svg:width="1.5433in" svg:height="0.1925in"><draw:text-box><text:p><text:span text:style-name="T14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36">Date</text:p>
            </table:table-cell>
            <table:table-cell table:style-name="Table3.B2" office:value-type="string">
              <text:p text:style-name="P21"><draw:frame text:anchor-type="as-char" svg:y="-0.1437in" draw:z-index="17" draw:name="date | date: &quot;EEE, dd.MM.yyyy&quot;" draw:style-name="gr1" draw:text-style-name="P48" svg:width="1.5433in" svg:height="0.1925in"><draw:text-box><text:p><text:span text:style-name="T14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36">Number</text:p>
            </table:table-cell>
            <table:table-cell table:style-name="Table3.B2" office:value-type="string">
              <text:p text:style-name="P21"><draw:frame text:anchor-type="as-char" svg:y="-0.1437in" draw:z-index="18" draw:name="number | number: &quot;###,000.0##;[ROT]-###,000.0##&quot;" draw:style-name="gr1" draw:text-style-name="P49" svg:width="1.5433in" svg:height="0.1925in"><draw:text-box><text:p><text:span text:style-name="T15">number</text:span></text:p></draw:text-box></draw:frame></text:p>
            </table:table-cell>
          </table:table-row>
        </table:table>
        <text:p text:style-name="P25"/>
        <text:p text:style-name="P28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33">Firstname</text:p>
              </table:table-cell>
              <table:table-cell table:style-name="persons.A1" office:value-type="string">
                <text:p text:style-name="P33">Name</text:p>
              </table:table-cell>
              <table:table-cell table:style-name="persons.C1" office:value-type="string">
                <text:p text:style-name="P34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2"><draw:frame text:anchor-type="as-char" svg:y="-0.1437in" draw:z-index="19" draw:name="firstname" draw:style-name="gr1" draw:text-style-name="P48" svg:width="1.5433in" svg:height="0.1925in"><draw:text-box><text:p><text:span text:style-name="T14">Firstname</text:span></text:p></draw:text-box></draw:frame></text:p>
            </table:table-cell>
            <table:table-cell table:style-name="persons.B2" office:value-type="string">
              <text:p text:style-name="P22"><draw:frame text:anchor-type="as-char" svg:y="-0.1437in" draw:z-index="20" draw:name="name" draw:style-name="gr1" draw:text-style-name="P48" svg:width="1.5433in" svg:height="0.1925in"><draw:text-box><text:p><text:span text:style-name="T14">Name</text:span></text:p></draw:text-box></draw:frame></text:p>
            </table:table-cell>
            <table:table-cell table:style-name="persons.C2" office:value-type="string">
              <text:p text:style-name="P24"><draw:frame text:anchor-type="as-char" svg:y="-0.1437in" draw:z-index="27" draw:name="$parent.$parent.name" draw:style-name="gr1" draw:text-style-name="P48" svg:width="1.5433in" svg:height="0.1925in"><draw:text-box><text:p><text:span text:style-name="T14">Name</text:span></text:p></draw:text-box></draw:frame></text:p>
            </table:table-cell>
          </table:table-row>
        </table:table>
        <text:p text:style-name="P26"/>
        <text:p text:style-name="P27">List in sections</text:p>
        <text:list xml:id="list7494071248018030583" text:style-name="L38">
          <text:list-item>
            <text:p text:style-name="P37">Id: <draw:frame text:anchor-type="as-char" svg:y="-0.1437in" draw:z-index="7" draw:name="id" draw:style-name="gr1" draw:text-style-name="P48" svg:width="1.5433in" svg:height="0.1925in"><draw:text-box><text:p><text:span text:style-name="T14">Id</text:span></text:p></draw:text-box></draw:frame></text:p>
          </text:list-item>
          <text:list-item>
            <text:p text:style-name="P37">Street: <draw:frame text:anchor-type="as-char" svg:y="-0.1437in" draw:z-index="8" draw:name="street" draw:style-name="gr1" draw:text-style-name="P48" svg:width="1.5433in" svg:height="0.1925in"><draw:text-box><text:p><text:span text:style-name="T14">Street</text:span></text:p></draw:text-box></draw:frame></text:p>
          </text:list-item>
          <text:list-item>
            <text:p text:style-name="P37">Date: <draw:frame text:anchor-type="as-char" svg:y="-0.1437in" draw:z-index="9" draw:name="date | date: &quot;EEE, dd.MM.yyyy&quot;" draw:style-name="gr1" draw:text-style-name="P48" svg:width="1.5433in" svg:height="0.1925in"><draw:text-box><text:p><text:span text:style-name="T14">date</text:span></text:p></draw:text-box></draw:frame></text:p>
          </text:list-item>
          <text:list-item>
            <text:p text:style-name="P37">Number: <draw:frame text:anchor-type="as-char" svg:y="-0.1437in" draw:z-index="10" draw:name="number | number: &quot;###,000.0##;[ROT]-###,000.0##&quot;" draw:style-name="gr1" draw:text-style-name="P50" svg:width="1.5433in" svg:height="0.1925in"><draw:text-box><text:p><text:span text:style-name="T14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text-properties fo:color="#800000" fo:font-size="12pt"/>
    </style:style>
    <style:style style:name="MT1" style:family="text">
      <style:text-properties fo:font-size="12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5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7-13T14:23:20.484494374</dc:date>
    <dc:creator>Mike Toggweiler</dc:creator>
    <meta:editing-duration>PT5H17M38S</meta:editing-duration>
    <meta:editing-cycles>79</meta:editing-cycles>
    <meta:generator>LibreOffice/4.4.6.3$Linux_X86_64 LibreOffice_project/40m0$Build-3</meta:generator>
    <meta:document-statistic meta:table-count="5" meta:image-count="0" meta:object-count="0" meta:page-count="3" meta:paragraph-count="70" meta:word-count="208" meta:character-count="1309" meta:non-whitespace-character-count="1149"/>
  </office:meta>
</office:document-meta>
</file>